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jet</text:p>
          </table:table-cell>
          <table:table-cell office:value-type="string" calcext:value-type="string">
            <text:p>Thématiques maje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antages de la densité : accès aux services public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nvénients de la densité : nuisances sonores et promiscuit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antages : convivialité et vivre ensem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convénients : manque d'espaces verts, pollu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nvénients : insécurité et incivis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nvénients dive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antages : mobilités douces et transports en comm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11:26.193000000</meta:creation-date>
    <dc:date>2024-10-11T16:11:47.078000000</dc:date>
    <dc:creator>Baptiste Descamps</dc:creator>
    <meta:editing-duration>PT21S</meta:editing-duration>
    <meta:editing-cycles>1</meta:editing-cycles>
    <meta:document-statistic meta:table-count="1" meta:cell-count="16" meta:object-count="0"/>
    <meta:generator>LibreOffice/24.2.6.2$Windows_X86_64 LibreOffice_project/ef66aa7e36a1bb8e65bfbc63aba53045a14d0871</meta:generator>
  </office:meta>
</office:document-meta>
</file>